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58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1. Zdobyty przez Ciebie, Panie,</text:span><text:span text:style-name="T2"><text:line-break/></text:span><text:span text:style-name="T1">Uznaję wszystko za śmieci.</text:span><text:span text:style-name="T1"><text:line-break/></text:span><text:span text:style-name="T1">Chcę poznać moc</text:span><text:span text:style-name="T1"><text:line-break/></text:span><text:span text:style-name="T1">zmartwychwstania,</text:span><text:span text:style-name="T2"><text:line-break/></text:span><text:span text:style-name="T1">Upodobnić się do Ciebie</text:span><text:span text:style-name="T1"><text:line-break/></text:span><text:span text:style-name="T1">w śmier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: Powołał mnie Pan</text:span><text:span text:style-name="T1"><text:line-break/></text:span><text:span text:style-name="T1">bez żadnej zasługi mej,</text:span><text:span text:style-name="T2"><text:line-break/></text:span><text:span text:style-name="T1">Lecz z łaski swojej</text:span><text:span text:style-name="T1"><text:line-break/></text:span><text:span text:style-name="T1">i miłosierdzia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2. Chcę głosić Twe Słowo,</text:span><text:span text:style-name="T1"><text:line-break/></text:span><text:span text:style-name="T1">Panie,</text:span><text:span text:style-name="T2"><text:line-break/></text:span><text:span text:style-name="T1">W mądrości </text:span><text:span text:style-name="T1">Twojego krzyża</text:span><text:span text:style-name="T1"><text:line-break/></text:span><text:span text:style-name="T1">Stwórz we mnie więc</text:span><text:span text:style-name="T1"><text:line-break/></text:span><text:span text:style-name="T1">serce czyste</text:span><text:span text:style-name="T1"><text:line-break/></text:span><text:span text:style-name="T1">I odnów we mnie moc Duc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: Powołał mnie Pan</text:span><text:span text:style-name="T1"><text:line-break/></text:span><text:span text:style-name="T1">bez żadnej zasługi mej,</text:span><text:span text:style-name="T2"><text:line-break/></text:span><text:span text:style-name="T1">Lecz z łaski swojej</text:span><text:span text:style-name="T1"><text:line-break/></text:span><text:span text:style-name="T1">i miłosierdzia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3. <text:s/>Królowi, Oblubieńcowi</text:span><text:span text:style-name="T1"><text:line-break/></text:span><text:span text:style-name="T1">Wszelka chwała i miłość</text:span><text:span text:style-name="T1"><text:line-break/></text:span><text:span text:style-name="T1">naszych serc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: Powołał mnie Pan</text:span><text:span text:style-name="T1"><text:line-break/></text:span><text:span text:style-name="T1">bez żadnej zasługi mej,</text:span><text:span text:style-name="T2"><text:line-break/></text:span><text:span text:style-name="T1">Lecz z łaski swojej</text:span><text:span text:style-name="T1"><text:line-break/></text:span><text:span text:style-name="T1">i miłosierdzia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8-22T20:22:30</meta:creation-date>
    <dc:creator>Rafał Talacha</dc:creator>
    <dc:date>2009-02-01T21:33:07</dc:date>
    <dc:language>pl-PL</dc:language>
    <meta:editing-cycles>6</meta:editing-cycles>
    <meta:editing-duration>PT11M2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